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1"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2"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4"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3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4"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7"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2"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3"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4"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7"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8"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9"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50"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5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53"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54"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55"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fo:font-weight="normal" style:font-weight-asian="normal" style:font-weight-complex="normal"/>
    </style:style>
    <style:style style:name="T17" style:family="text">
      <style:text-properties fo:font-weight="normal" officeooo:rsid="001cd27a" style:font-weight-asian="normal" style:font-weight-complex="normal"/>
    </style:style>
    <style:style style:name="T18" style:family="text">
      <style:text-properties officeooo:rsid="001fc755"/>
    </style:style>
    <style:style style:name="T19" style:family="text">
      <style:text-properties officeooo:rsid="0020d5fd"/>
    </style:style>
    <style:style style:name="T20" style:family="text">
      <style:text-properties officeooo:rsid="00217a22"/>
    </style:style>
    <style:style style:name="T21" style:family="text">
      <style:text-properties officeooo:rsid="0025b23f"/>
    </style:style>
    <style:style style:name="T22" style:family="text">
      <style:text-properties officeooo:rsid="00275caa"/>
    </style:style>
    <style:style style:name="T23" style:family="text">
      <style:text-properties officeooo:rsid="002ad42b"/>
    </style:style>
    <style:style style:name="T24" style:family="text">
      <style:text-properties officeooo:rsid="002c2fa7"/>
    </style:style>
    <style:style style:name="T25" style:family="text">
      <style:text-properties officeooo:rsid="0031adf2"/>
    </style:style>
    <style:style style:name="T26" style:family="text">
      <style:text-properties officeooo:rsid="003275a5"/>
    </style:style>
    <style:style style:name="T27" style:family="text">
      <style:text-properties officeooo:rsid="00334d52"/>
    </style:style>
    <style:style style:name="T28" style:family="text">
      <style:text-properties officeooo:rsid="003434fa"/>
    </style:style>
    <style:style style:name="T29" style:family="text">
      <style:text-properties officeooo:rsid="0037e2d5"/>
    </style:style>
    <style:style style:name="T30" style:family="text">
      <style:text-properties officeooo:rsid="003d11b7"/>
    </style:style>
    <style:style style:name="T31" style:family="text">
      <style:text-properties officeooo:rsid="00422826"/>
    </style:style>
    <style:style style:name="T32" style:family="text">
      <style:text-properties officeooo:rsid="004707f5"/>
    </style:style>
    <style:style style:name="T33" style:family="text">
      <style:text-properties officeooo:rsid="00495f54"/>
    </style:style>
    <style:style style:name="T34" style:family="text">
      <style:text-properties officeooo:rsid="004c3222"/>
    </style:style>
    <style:style style:name="T35" style:family="text">
      <style:text-properties officeooo:rsid="004e2236"/>
    </style:style>
    <style:style style:name="T36" style:family="text">
      <style:text-properties officeooo:rsid="00501108"/>
    </style:style>
    <style:style style:name="T37" style:family="text">
      <style:text-properties officeooo:rsid="00566fb1"/>
    </style:style>
    <style:style style:name="T38" style:family="text">
      <style:text-properties officeooo:rsid="005a704a"/>
    </style:style>
    <style:style style:name="T39" style:family="text">
      <style:text-properties officeooo:rsid="0061ccc1"/>
    </style:style>
    <style:style style:name="T40" style:family="text">
      <style:text-properties officeooo:rsid="0062cd66"/>
    </style:style>
    <style:style style:name="T41" style:family="text">
      <style:text-properties officeooo:rsid="0067fe67"/>
    </style:style>
    <style:style style:name="T42" style:family="text">
      <style:text-properties officeooo:rsid="0070e10a"/>
    </style:style>
    <style:style style:name="T43" style:family="text">
      <style:text-properties officeooo:rsid="0071bd4d"/>
    </style:style>
    <style:style style:name="T44" style:family="text">
      <style:text-properties officeooo:rsid="0071ec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5">KotC </text:span>Card Building Guide</text:p>
      <text:p text:style-name="P22">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0">Constructing Abilities</text:p>
      <text:p text:style-name="P2">Abilities are composed of as many as four components:</text:p>
      <text:list xml:id="list3677952220612832174" text:style-name="L1">
        <text:list-item>
          <text:p text:style-name="P24">One activation condition (optional)</text:p>
        </text:list-item>
        <text:list-item>
          <text:p text:style-name="P24">One activation cost (optional)</text:p>
        </text:list-item>
        <text:list-item>
          <text:p text:style-name="P24">One target selection (optional)</text:p>
        </text:list-item>
        <text:list-item>
          <text:p text:style-name="P49">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2">variables</text:span>, indicated as “[x]”, “<text:span text:style-name="T42">[y]”, or “[z]”,</text:span> in them. You are to choose a number for each of these components, replace “[x]”, “<text:span text:style-name="T42">[y]”, or “[z]”</text:span> with the chosen number, and replace any “x”, “<text:span text:style-name="T42">y”, and “z”</text:span> in the component's cost <text:span text:style-name="T30"><text:s/></text:span>with the same <text:span text:style-name="T42">respective</text:span> number<text:span text:style-name="T42">s</text:span>.<text:span text:style-name="T16"> </text:span><text:span text:style-name="T17">Variable amounts must be positive, non-zero integers.</text:span> You should also change any plurals <text:span text:style-name="T42">referring to a variable</text:span> to singular if you choose the number “1” <text:span text:style-name="T42">for that variable</text:span>.</text:p>
      <text:p text:style-name="P3">If you choose to not give any abilities to a creature, use the text, “This card has no abilities.”</text:p>
      <text:p text:style-name="P11">Resource Cost</text:p>
      <text:p text:style-name="P13"><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text:soft-page-break/>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2"><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4"><text:span text:style-name="T2">To determine the resource cost of a spell, </text:span><text:span text:style-name="T12">take the spell's ability cost and</text:span><text:span text:style-name="T3"> round up to the next integer. If less than 1, set to 1.</text:span></text:p>
      <text:p text:style-name="P17"><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4"><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5"><text:span text:style-name="T3">O</text:span><text:span text:style-name="T2">r, to put it in mathematical terms (using Python programming syntax):</text:span></text:p>
      <text:list xml:id="list736005030587862031" text:style-name="L2">
        <text:list-item>
          <text:p text:style-name="P53">total_relief = min(20, condition_relief + cost_relief)</text:p>
        </text:list-item>
        <text:list-item>
          <text:p text:style-name="P54">ability_cost = <text:span text:style-name="T30">max(1, sum(effect_costs) - total_relief)</text:span></text:p>
        </text:list-item>
        <text:list-item>
          <text:p text:style-name="P55">creature_cost = max(1, math.ceil(offense + <text:span text:style-name="T32">(</text:span>defense / <text:span text:style-name="T23">5)</text:span> + sum(ability_costs)))</text:p>
        </text:list-item>
        <text:list-item>
          <text:p text:style-name="P50">spell_cost = max(1, math.ceil(ability_cost))</text:p>
        </text:list-item>
      </text:list>
      <text:p text:style-name="P1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51"><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52"><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8">Activatio<text:span text:style-name="T18">n Conditions</text:span></text:p>
      <text:p text:style-name="P1"><text:span text:style-name="T18">Activation conditions</text:span> indicate special conditions under which the spell or ability is to be activated. If a spell or ability has a<text:span text:style-name="T18">n activation condition</text:span>, it may only be activated under that condition. Otherwise, it may only be activated during your own action phase. Only one <text:span text:style-name="T18">activation condition</text:span> can be used per ability.</text:p>
      <text:list xml:id="list4858328146272773036" text:style-name="L3">
        <text:list-item>
          <text:p text:style-name="P43">“Activate in response to an opponent's summon.” <text:span text:style-name="T41">(0)</text:span></text:p>
        </text:list-item>
        <text:list-item>
          <text:p text:style-name="P26">“Activate in response to an opponent's attack.” <text:span text:style-name="T41">(0)</text:span></text:p>
        </text:list-item>
        <text:list-item>
          <text:p text:style-name="P26">“Activate in response to an opponent's card effect.” <text:span text:style-name="T41">(0)</text:span></text:p>
        </text:list-item>
        <text:list-item>
          <text:p text:style-name="P29">“Activate when this in-play card is destroyed.” <text:span text:style-name="T41">(2)</text:span></text:p>
        </text:list-item>
        <text:list-item>
          <text:p text:style-name="P29">“Activate when this card as a resource is destroyed.” <text:span text:style-name="T41">(2)</text:span></text:p>
        </text:list-item>
        <text:list-item>
          <text:p text:style-name="P25">“Activate when this card in your hand is destroyed.” <text:span text:style-name="T41">(2)</text:span></text:p>
        </text:list-item>
        <text:list-item>
          <text:p text:style-name="P25">“Activate when this card in your deck is destroyed.” <text:span text:style-name="T41">(2)</text:span></text:p>
        </text:list-item>
        <text:list-item>
          <text:p text:style-name="P30">“Activate when another of your cards in play is destroyed.” <text:span text:style-name="T41">(1)</text:span></text:p>
        </text:list-item>
        <text:list-item>
          <text:p text:style-name="P30">“Activate when a card in your hand is destroyed.” <text:span text:style-name="T41">(1)</text:span></text:p>
        </text:list-item>
        <text:list-item>
          <text:p text:style-name="P30">“Activate when a card in your deck is destroyed.” <text:span text:style-name="T41">(1)</text:span></text:p>
        </text:list-item>
        <text:list-item>
          <text:p text:style-name="P30">“<text:span text:style-name="T34">Activate when you take damage.” (1)</text:span></text:p>
        </text:list-item>
      </text:list>
      <text:p text:style-name="P19">Activation Costs</text:p>
      <text:p text:style-name="P4">Activation costs serve to reduce the resource cost of an ability by “paying” in other ways. <text:span text:style-name="T33">Only one activation cost can be used per ability.</text:span></text:p>
      <text:list xml:id="list5043444905649798535" text:style-name="L4">
        <text:list-item>
          <text:p text:style-name="P44">“<text:span text:style-name="T18">Remove [x] counters from this card.” (2x)</text:span></text:p>
        </text:list-item>
        <text:list-item>
          <text:p text:style-name="P31">“Pay [x] hitpoints.” (x)</text:p>
        </text:list-item>
        <text:list-item>
          <text:p text:style-name="P32">“<text:bookmark-start text:name="__DdeLink__384_973168994"/><text:span text:style-name="T29">Exhaust [x] of your unexhausted cards in play.</text:span><text:bookmark-end text:name="__DdeLink__384_973168994"/><text:span text:style-name="T29">” (2x)</text:span></text:p>
        </text:list-item>
        <text:list-item>
          <text:p text:style-name="P32">“<text:bookmark-start text:name="__DdeLink__378_973168994"/><text:span text:style-name="T36">Exhaust [x] of your unexhausted cards in play chosen by an opponent of your choice.</text:span><text:bookmark-end text:name="__DdeLink__378_973168994"/><text:span text:style-name="T36">” (4x)</text:span></text:p>
        </text:list-item>
        <text:list-item>
          <text:p text:style-name="P34">“Sacrifice [x] cards on the top of your deck.” <text:span text:style-name="T21">(2x)</text:span></text:p>
        </text:list-item>
        <text:list-item>
          <text:p text:style-name="P34">“Sacrifice [x] random cards in your hand.” <text:span text:style-name="T21">(3x)</text:span></text:p>
        </text:list-item>
        <text:list-item>
          <text:p text:style-name="P33">“Sacrifice [x] cards in play.” <text:span text:style-name="T21">(4x)</text:span></text:p>
        </text:list-item>
        <text:list-item>
          <text:p text:style-name="P33">“<text:bookmark-start text:name="__DdeLink__390_973168994"/><text:span text:style-name="T31">Sacrifice [x] cards in play chosen by an opponent of your choice.</text:span><text:bookmark-end text:name="__DdeLink__390_973168994"/><text:span text:style-name="T31">” (6x)</text:span></text:p>
        </text:list-item>
      </text:list>
      <text:p text:style-name="P20">Target Selections</text:p>
      <text:p text:style-name="P5">Target selections are necessary for some effects to work. They serve to designate what cards an effect is used on. <text:span text:style-name="T33">Only one target selection can be used per ability.</text:span></text:p>
      <text:list xml:id="list8806423811374024145" text:style-name="L5">
        <text:list-item>
          <text:p text:style-name="P47">“Target this card.” <text:span text:style-name="T21">(1/2)</text:span></text:p>
        </text:list-item>
        <text:list-item>
          <text:p text:style-name="P27">“<text:span text:style-name="T19">Target up to [x] cards in play.” (x)</text:span></text:p>
        </text:list-item>
        <text:list-item>
          <text:p text:style-name="P27">“<text:span text:style-name="T42">Target up to [x] cards in play with at least [y] counters.” (x/(y+1))</text:span></text:p>
        </text:list-item>
        <text:list-item>
          <text:p text:style-name="P45">“<text:bookmark-start text:name="__DdeLink__490_1944016114"/><text:span text:style-name="T19">Target up to [x] resources.</text:span><text:bookmark-end text:name="__DdeLink__490_1944016114"/><text:span text:style-name="T19">” (x)</text:span></text:p>
        </text:list-item>
        <text:list-item>
          <text:p text:style-name="P35">“<text:span text:style-name="T29">Target up to [x] exhausted cards in play.” (x/2)</text:span></text:p>
        </text:list-item>
        <text:list-item>
          <text:p text:style-name="P46">“<text:span text:style-name="T19">Target up to [x] cards in play selected by an opponent of your choice.” (x/2)</text:span></text:p>
        </text:list-item>
        <text:list-item>
          <text:p text:style-name="P36">“<text:span text:style-name="T24">Target up to [x] cards in the current chain.” (x/2)</text:span></text:p>
        </text:list-item>
        <text:list-item>
          <text:p text:style-name="P36">“<text:span text:style-name="T27">Target up to [x] cards in your hand.” (x)</text:span></text:p>
        </text:list-item>
        <text:list-item>
          <text:p text:style-name="P37">“Target up to [x] cards in one player's hand randomly.” <text:span text:style-name="T22">(x)</text:span></text:p>
        </text:list-item>
        <text:list-item>
          <text:p text:style-name="P37">“Target up to [x] cards on the top of one player's deck.” <text:span text:style-name="T22">(x)</text:span></text:p>
        </text:list-item>
        <text:list-item>
          <text:p text:style-name="P37">“Target up to [x] cards in <text:span text:style-name="T27">your graveyard</text:span>.” <text:span text:style-name="T22">(x)</text:span></text:p>
        </text:list-item>
        <text:list-item>
          <text:p text:style-name="P37">“<text:span text:style-name="T26">Target up to [x] cards in one player's graveyard randomly.” (x)</text:span></text:p>
        </text:list-item>
      </text:list>
      <text:p text:style-name="P21">Effects</text:p>
      <text:p text:style-name="P6">Effects are the main component of abilities, and at least one is required for any given ability.</text:p>
      <text:list xml:id="list3252041065738708220" text:style-name="L6">
        <text:list-item>
          <text:p text:style-name="P48">“Place <text:span text:style-name="T42">[x]</text:span> counter<text:span text:style-name="T42">s</text:span> <text:span text:style-name="T39">on</text:span> <text:span text:style-name="T31">each</text:span> <text:span text:style-name="T39">target</text:span>.” <text:span text:style-name="T21">(2xt)</text:span></text:p>
        </text:list-item>
        <text:list-item>
          <text:p text:style-name="P38">“<text:span text:style-name="T42">Remove up to [x] counters from each target.” (xt)</text:span></text:p>
        </text:list-item>
        <text:list-item>
          <text:p text:style-name="P38">“<text:span text:style-name="T43">Place [x] offense counters on each target. You can remove an offense counter from a card at any time to increase its offense by 1.” (4xt)</text:span></text:p>
        </text:list-item>
        <text:list-item>
          <text:p text:style-name="P38">“<text:span text:style-name="T43">Place [x] defense counters on each target. You can remove a defense counter from a card at any time to increase its defense by 5.” (4xt)</text:span></text:p>
        </text:list-item>
        <text:list-item>
          <text:p text:style-name="P38">“<text:span text:style-name="T44">Place [x] weakness counters on each target. You can remove a weakness counter from a card at any time to decrease its offense by 1.” (4xt)</text:span></text:p>
        </text:list-item>
        <text:list-item>
          <text:p text:style-name="P38">“<text:span text:style-name="T44">Place [x] damage counters on each target. You can remove a damage counter from a card at any time to roll a six-sided die and inflict damage to it equal to the result.” (4xt)</text:span></text:p>
        </text:list-item>
        <text:list-item>
          <text:p text:style-name="P38">“See <text:span text:style-name="T39">all</text:span> targets.” <text:span text:style-name="T21">(2t)</text:span></text:p>
        </text:list-item>
        <text:list-item>
          <text:p text:style-name="P39">“<text:span text:style-name="T25">Exhaust</text:span> <text:span text:style-name="T39">all</text:span> targets.” (<text:span text:style-name="T37">2t</text:span>)</text:p>
        </text:list-item>
        <text:list-item>
          <text:p text:style-name="P39">“<text:span text:style-name="T28">Send all targets to the resource zone of their owners (exhausted).” (3t)</text:span></text:p>
        </text:list-item>
        <text:list-item>
          <text:p text:style-name="P28">“<text:span text:style-name="T20">Destroy all targets.” (8t)</text:span></text:p>
        </text:list-item>
        <text:list-item>
          <text:p text:style-name="P40">“Increase targets<text:span text:style-name="T31">'</text:span> offense by <text:span text:style-name="T31">a total of</text:span> [x].” <text:span text:style-name="T21">(x+t)</text:span></text:p>
        </text:list-item>
        <text:list-item>
          <text:p text:style-name="P40">“Increase targets<text:span text:style-name="T31">'</text:span> defense by <text:span text:style-name="T31">a total of</text:span> [x].” <text:span text:style-name="T21">(x/5+t)</text:span></text:p>
        </text:list-item>
        <text:list-item>
          <text:p text:style-name="P40">“<text:bookmark-start text:name="__DdeLink__697_897024548"/><text:bookmark-start text:name="__DdeLink__482_1944016114"/>Decrease targets<text:span text:style-name="T31">'</text:span> offense by <text:span text:style-name="T31">a total of</text:span> [x].<text:bookmark-end text:name="__DdeLink__697_897024548"/><text:bookmark-end text:name="__DdeLink__482_1944016114"/>” <text:span text:style-name="T21">(x+t)</text:span></text:p>
        </text:list-item>
        <text:list-item>
          <text:p text:style-name="P40">“<text:bookmark-start text:name="__DdeLink__373_1387822758"/>Inflict <text:span text:style-name="T31">a total of</text:span> [x] damage to targets.<text:bookmark-end text:name="__DdeLink__373_1387822758"/>” <text:span text:style-name="T21">(x/4+t)</text:span></text:p>
        </text:list-item>
        <text:list-item>
          <text:p text:style-name="P40">“<text:span text:style-name="T38">Reveal</text:span> <text:span text:style-name="T40">all</text:span> targets<text:span text:style-name="T28">, then summon or cast any number of targets that are not in play</text:span> (paying the usual costs).” <text:span text:style-name="T21">(3t)</text:span></text:p>
        </text:list-item>
        <text:list-item>
          <text:p text:style-name="P40">“<text:span text:style-name="T39">Switch control of each target in-play creature to a different player of your choice until the end of this turn.” (4t)</text:span></text:p>
        </text:list-item>
        <text:list-item>
          <text:p text:style-name="P40">“<text:bookmark-start text:name="__DdeLink__486_1944016114"/>Place <text:span text:style-name="T40">all</text:span> targets on top of owner's deck in any order.<text:bookmark-end text:name="__DdeLink__486_1944016114"/>” <text:span text:style-name="T21">(3t)</text:span></text:p>
        </text:list-item>
        <text:list-item>
          <text:p text:style-name="P41">“Draw [x] cards.” <text:span text:style-name="T21">(4x)</text:span></text:p>
        </text:list-item>
        <text:list-item>
          <text:p text:style-name="P41">“Increase your hitpoints by [x].” <text:span text:style-name="T21">(2x)</text:span></text:p>
        </text:list-item>
        <text:list-item>
          <text:p text:style-name="P41">“<text:bookmark-start text:name="__DdeLink__395_722314610"/>Inflict [x] damage to any one player.<text:bookmark-end text:name="__DdeLink__395_722314610"/>” <text:span text:style-name="T21">(x/2)</text:span></text:p>
        </text:list-item>
        <text:list-item>
          <text:p text:style-name="P42">“Negate<text:span text:style-name="T31"> attack of all</text:span> targets.” <text:span text:style-name="T21">(5t)</text:span></text:p>
        </text:list-item>
        <text:list-item>
          <text:p text:style-name="P42">“Negate<text:span text:style-name="T31"> </text:span>activated effect <text:span text:style-name="T31">of all targets</text:span>.” <text:span text:style-name="T21">(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9T21:58:34.671482856</dc:date>
    <dc:creator>Julie </dc:creator>
    <meta:editing-duration>P1DT4H59M7S</meta:editing-duration>
    <meta:editing-cycles>68</meta:editing-cycles>
    <meta:generator>LibreOffice/4.2.8.2$Linux_X86_64 LibreOffice_project/420m0$Build-2</meta:generator>
    <meta:document-statistic meta:table-count="0" meta:image-count="0" meta:object-count="0" meta:page-count="6" meta:paragraph-count="92" meta:word-count="1504" meta:character-count="8412" meta:non-whitespace-character-count="7060"/>
  </office:meta>
</office:document-meta>
</file>